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db710" officeooo:paragraph-rsid="000db710"/>
    </style:style>
    <style:style style:name="P3" style:family="paragraph" style:parent-style-name="Table_20_Contents">
      <style:text-properties officeooo:rsid="000e27c0" officeooo:paragraph-rsid="000e27c0"/>
    </style:style>
    <style:style style:name="P4" style:family="paragraph" style:parent-style-name="Table_20_Contents">
      <style:text-properties officeooo:rsid="000cf989" officeooo:paragraph-rsid="001009f9"/>
    </style:style>
    <style:style style:name="P5" style:family="paragraph" style:parent-style-name="Table_20_Contents">
      <style:text-properties officeooo:rsid="0011cc2b" officeooo:paragraph-rsid="0011cc2b"/>
    </style:style>
    <style:style style:name="P6" style:family="paragraph" style:parent-style-name="Table_20_Contents">
      <style:text-properties fo:font-style="italic" officeooo:rsid="0011cc2b" officeooo:paragraph-rsid="0011cc2b" style:font-style-asian="italic" style:font-style-complex="italic"/>
    </style:style>
    <style:style style:name="P7" style:family="paragraph" style:parent-style-name="Table_20_Contents">
      <style:text-properties officeooo:rsid="00147cfd" officeooo:paragraph-rsid="00147cfd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Standard" style:list-style-name="L1">
      <style:text-properties officeooo:rsid="000e27c0" officeooo:paragraph-rsid="00147cfd"/>
    </style:style>
    <style:style style:name="P10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1" style:family="paragraph" style:parent-style-name="Table_20_Contents">
      <style:text-properties officeooo:rsid="00169318" officeooo:paragraph-rsid="00169318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rsid="000db710" officeooo:paragraph-rsid="0019b91a" style:font-size-asian="14pt" style:font-style-asian="italic" style:font-weight-asian="normal" style:font-size-complex="14pt" style:font-style-complex="italic" style:font-weight-complex="normal"/>
    </style:style>
    <style:style style:name="P13" style:family="paragraph" style:parent-style-name="Azione_20_attore">
      <style:text-properties officeooo:rsid="000db710" officeooo:paragraph-rsid="000cf989"/>
    </style:style>
    <style:style style:name="P14" style:family="paragraph" style:parent-style-name="Azione_20_attore">
      <style:text-properties officeooo:rsid="000db710" officeooo:paragraph-rsid="000db710"/>
    </style:style>
    <style:style style:name="P15" style:family="paragraph" style:parent-style-name="Azione_20_attore">
      <style:text-properties officeooo:rsid="0012f53f" officeooo:paragraph-rsid="000cf989"/>
    </style:style>
    <style:style style:name="P16" style:family="paragraph" style:parent-style-name="Azione_20_attore">
      <style:text-properties officeooo:rsid="000cf989" officeooo:paragraph-rsid="0012f53f"/>
    </style:style>
    <style:style style:name="P17" style:family="paragraph" style:parent-style-name="Azione_20_attore" style:list-style-name="">
      <style:text-properties officeooo:rsid="000cf989" officeooo:paragraph-rsid="000cf989"/>
    </style:style>
    <style:style style:name="P18" style:family="paragraph" style:parent-style-name="Azione_20_sistema">
      <style:text-properties officeooo:rsid="000cf989" officeooo:paragraph-rsid="000cf989"/>
    </style:style>
    <style:style style:name="P19" style:family="paragraph" style:parent-style-name="Azione_20_sistema">
      <style:text-properties officeooo:rsid="0013cfcb" officeooo:paragraph-rsid="0013cfcb"/>
    </style:style>
    <style:style style:name="P20" style:family="paragraph" style:parent-style-name="Azione_20_sistema">
      <style:paragraph-properties fo:margin-left="0cm" fo:margin-right="0cm" fo:text-indent="0cm" style:auto-text-indent="false"/>
      <style:text-properties officeooo:rsid="00169318" officeooo:paragraph-rsid="00169318"/>
    </style:style>
    <style:style style:name="T1" style:family="text">
      <style:text-properties officeooo:rsid="001009f9"/>
    </style:style>
    <style:style style:name="T2" style:family="text">
      <style:text-properties officeooo:rsid="0012f53f"/>
    </style:style>
    <style:style style:name="T3" style:family="text">
      <style:text-properties fo:font-weight="bold" officeooo:rsid="0012f53f" style:font-weight-asian="bold" style:font-weight-complex="bold"/>
    </style:style>
    <style:style style:name="T4" style:family="text">
      <style:text-properties fo:font-weight="bold" officeooo:rsid="00169318" style:font-weight-asian="bold" style:font-weight-complex="bold"/>
    </style:style>
    <style:style style:name="T5" style:family="text">
      <style:text-properties fo:font-weight="normal" officeooo:rsid="0012f53f" style:font-weight-asian="normal" style:font-weight-complex="normal"/>
    </style:style>
    <style:style style:name="T6" style:family="text">
      <style:text-properties officeooo:rsid="0013cfcb"/>
    </style:style>
    <style:style style:name="T7" style:family="text">
      <style:text-properties officeooo:rsid="000ad213"/>
    </style:style>
    <style:style style:name="T8" style:family="text">
      <style:text-properties officeooo:rsid="0014883d"/>
    </style:style>
    <style:style style:name="T9" style:family="text">
      <style:text-properties officeooo:rsid="0015f5fc"/>
    </style:style>
    <style:style style:name="T10" style:family="text">
      <style:text-properties officeooo:rsid="00169318"/>
    </style:style>
    <style:style style:name="T11" style:family="text">
      <style:text-properties officeooo:rsid="00180a9a"/>
    </style:style>
    <style:style style:name="T12" style:family="text">
      <style:text-properties officeooo:rsid="0019b91a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 text:c="2"/><text:span text:style-name="T10">Compilazione Questionari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5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11">Iniziato da : Genitore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6">L'utente accede al sistema e viene riconosciuto come <text:span text:style-name="T11">Genit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0614760" text:style-name="Numerazione_20_UC">
              <text:list-header>
                <text:p text:style-name="P13"/>
              </text:list-header>
              <text:list-item>
                <text:p text:style-name="P14"><text:span text:style-name="T2">L'utente </text:span><text:s/>accede alla sezione Questionari <text:span text:style-name="T2">(</text:span><text:span text:style-name="T5">include</text:span><text:span text:style-name="T3"> </text:span><text:span text:style-name="T4">Genitore </text:span><text:span text:style-name="T3">Visualizza Questionari </text:span><text:span text:style-name="T5">)</text:span></text:p>
              </text:list-item>
              <text:list-item>
                <text:p text:style-name="P18">Il sistema <text:span text:style-name="T9">mostra </text:span>la <text:span text:style-name="T8">lista dei questionari</text:span></text:p>
              </text:list-item>
              <text:list-item>
                <text:p text:style-name="P15">L'utente <text:span text:style-name="T10">seleziona un questionario</text:span></text:p>
              </text:list-item>
              <text:list-item>
                <text:p text:style-name="P18">Il s<text:span text:style-name="T2">istema mostra il form per l</text:span><text:span text:style-name="T10">a compilazione</text:span><text:span text:style-name="T2"> del questionario</text:span></text:p>
              </text:list-item>
              <text:list-item>
                <text:p text:style-name="P16"><text:span text:style-name="T2">L'utente inserisce le </text:span><text:span text:style-name="T10">risposte</text:span><text:span text:style-name="T2"> negli appositi campi </text:span></text:p>
                <text:p text:style-name="P20">6.L'utente sottomette il questionario compilato</text:p>
              </text:list-item>
              <text:list-item>
                <text:p text:style-name="P19">Il sistema memorizza il questionario <text:span text:style-name="T10">compilato</text:span></text:p>
              </text:list-item>
            </text:list>
            <text:p text:style-name="P17"/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4"><text:span text:style-name="T1">Il sistema </text:span><text:span text:style-name="T6">mostra un messaggio di successo </text:span><text:span text:style-name="T10">dell'operazione</text:span><text:span text:style-name="T1"> 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3"/>
            <text:list xml:id="list40642519" text:style-name="L1">
              <text:list-item>
                <text:p text:style-name="P9">Nel caso di un errore utente, il sistema mostra all’utente un messaggio di errore che <text:span text:style-name="T7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7">N/D</text:p>
          </table:table-cell>
        </table:table-row>
      </table:table>
      <text:p text:style-name="P10"/>
      <text:p text:style-name="P12"><text:span text:style-name="T10">Compilazione Questionario</text:span><text:span text:style-name="T12"> da parte del genitor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0:30:04.36</meta:creation-date>
    <meta:editing-duration>PT2M24S</meta:editing-duration>
    <meta:editing-cycles>15</meta:editing-cycles>
    <meta:generator>LibreOffice/3.6$Windows_x86 LibreOffice_project/da8c1e6-fd468f4-454e206-f42a4a9-143cfd</meta:generator>
    <dc:date>2012-10-22T20:50:53.57</dc:date>
    <meta:document-statistic meta:table-count="1" meta:image-count="0" meta:object-count="0" meta:page-count="1" meta:paragraph-count="23" meta:word-count="124" meta:character-count="842" meta:non-whitespace-character-count="743"/>
  </office:meta>
</office:document-meta>
</file>